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b2b2b2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3cm" draw:marker-start="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352cm" draw:stroke-linejoin="bevel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2_20_Dots_20_3_20_Dashes" svg:stroke-width="0.035cm" svg:stroke-color="#ff3333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3333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22cm" svg:y1="2.032cm" svg:x2="9.15cm" svg:y2="2.032cm">
          <text:p/>
        </draw:line>
        <draw:line draw:style-name="gr1" draw:text-style-name="P1" draw:layer="layout" svg:x1="1.118cm" svg:y1="7.832cm" svg:x2="9.244cm" svg:y2="7.832cm">
          <text:p/>
        </draw:line>
        <draw:line draw:style-name="gr1" draw:text-style-name="P1" draw:layer="layout" svg:x1="0.806cm" svg:y1="4.932cm" svg:x2="9.244cm" svg:y2="4.932cm">
          <text:p/>
        </draw:line>
        <draw:custom-shape draw:style-name="gr2" draw:text-style-name="P3" draw:layer="layout" svg:width="3.302cm" svg:height="3.302cm" svg:x="9.244cm" svg:y="1.924cm">
          <text:p text:style-name="P2"><text:span text:style-name="T1">Legend:</text:span></text:p>
          <text:p text:style-name="P2"><text:span text:style-name="T1"/></text:p>
          <text:p text:style-name="P2"><text:span text:style-name="T1"><text:s text:c="19"/></text:span><text:span text:style-name="T1">RDMA write</text:span></text:p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DB-&gt;put()</text:span></text:p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Begin consensus</text:span></text:p>
          <text:p text:style-name="P2"><text:span text:style-name="T1"/></text:p>
          <text:p text:style-name="P2"><text:span text:style-name="T1"/></text:p>
          <text:p text:style-name="P2"><text:span text:style-name="T1"><text:s text:c="19"/></text:span><text:span text:style-name="T1">End of consensu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14cm" svg:height="1.016cm" svg:x="1.666cm" svg:y="6.042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914cm" svg:height="1.016cm" svg:x="4.967cm" svg:y="3.143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914cm" svg:height="1.016cm" svg:x="4.968cm" svg:y="8.844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1.524cm" svg:height="0.493cm" svg:x="-0.154cm" svg:y="1.793cm">
          <draw:text-box>
            <text:p><text:span text:style-name="T1">Replica 1</text:span></text:p>
          </draw:text-box>
        </draw:frame>
        <draw:frame draw:style-name="gr4" draw:text-style-name="P5" draw:layer="layout" svg:width="1.524cm" svg:height="0.493cm" svg:x="-0.138cm" svg:y="7.594cm">
          <draw:text-box>
            <text:p><text:span text:style-name="T1">Replica 2</text:span></text:p>
          </draw:text-box>
        </draw:frame>
        <draw:frame draw:style-name="gr4" draw:text-style-name="P5" draw:layer="layout" svg:width="1.524cm" svg:height="0.493cm" svg:x="-0.138cm" svg:y="4.695cm">
          <draw:text-box>
            <text:p><text:span text:style-name="T1">Leader</text:span></text:p>
          </draw:text-box>
        </draw:frame>
        <draw:line draw:style-name="gr5" draw:text-style-name="P1" draw:layer="layout" svg:x1="2.971cm" svg:y1="4.945cm" svg:x2="4.495cm" svg:y2="2.045cm">
          <text:p/>
        </draw:line>
        <draw:line draw:style-name="gr6" draw:text-style-name="P1" draw:layer="layout" svg:x1="4.77cm" svg:y1="7.832cm" svg:x2="5.372cm" svg:y2="8.844cm">
          <text:p/>
        </draw:line>
        <draw:line draw:style-name="gr7" draw:text-style-name="P1" draw:layer="layout" svg:x1="3.086cm" svg:y1="4.945cm" svg:x2="4.61cm" svg:y2="7.832cm">
          <text:p/>
        </draw:line>
        <draw:line draw:style-name="gr6" draw:text-style-name="P1" draw:layer="layout" svg:x1="4.61cm" svg:y1="2.032cm" svg:x2="5.372cm" svg:y2="3.143cm">
          <text:p/>
        </draw:line>
        <draw:line draw:style-name="gr7" draw:text-style-name="P1" draw:layer="layout" svg:x1="6.172cm" svg:y1="7.832cm" svg:x2="7.62cm" svg:y2="4.932cm">
          <text:p/>
        </draw:line>
        <draw:line draw:style-name="gr8" draw:text-style-name="P1" draw:layer="layout" svg:x1="5.986cm" svg:y1="2.032cm" svg:x2="7.366cm" svg:y2="4.919cm">
          <text:p/>
        </draw:line>
        <draw:custom-shape draw:style-name="gr9" draw:text-style-name="P1" draw:layer="layout" svg:width="0.229cm" svg:height="0.584cm" svg:x="9.641cm" svg:y="4.46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6" draw:text-style-name="P1" draw:layer="layout" svg:x1="1.31cm" svg:y1="4.932cm" svg:x2="2.072cm" svg:y2="6.043cm">
          <text:p/>
        </draw:line>
        <draw:line draw:style-name="gr5" draw:text-style-name="P1" draw:layer="layout" svg:x1="9.398cm" svg:y1="2.686cm" svg:x2="10.414cm" svg:y2="2.686cm">
          <text:p/>
        </draw:line>
        <draw:line draw:style-name="gr6" draw:text-style-name="P1" draw:layer="layout" svg:x1="9.398cm" svg:y1="3.448cm" svg:x2="10.414cm" svg:y2="3.448cm">
          <text:p/>
        </draw:line>
        <draw:custom-shape draw:style-name="gr10" draw:text-style-name="P1" draw:layer="layout" svg:width="0.294cm" svg:height="0.762cm" svg:x="1.016cm" svg:y="4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0.218cm" svg:height="0.576cm" svg:x="9.688cm" svg:y="3.75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0.305cm" svg:height="0.762cm" svg:x="7.112cm" svg:y="4.5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2H52M7S</meta:editing-duration>
    <meta:editing-cycles>44</meta:editing-cycles>
    <meta:generator>LibreOffice/4.2.8.2$Linux_X86_64 LibreOffice_project/420m0$Build-2</meta:generator>
    <dc:date>2016-05-09T16:49:51.943099251</dc:date>
    <meta:document-statistic meta:object-count="46"/>
  </office:meta>
</office:document-meta>
</file>